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6.3pt"/>
    </style:style>
    <style:style style:name="co3" style:family="table-column">
      <style:table-column-properties fo:break-before="auto" style:column-width="52.55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251.94pt"/>
    </style:style>
    <style:style style:name="co8" style:family="table-column">
      <style:table-column-properties fo:break-before="auto" style:column-width="116.9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27.95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143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8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font-style="italic" style:text-underline-style="none" style:font-style-asian="italic" style:font-style-complex="italic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762.18" calcext:value-type="float">
            <text:p>-76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Incorporation of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Nuans name search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Nuans name search convex horizon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TD personal to TD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interne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CIBC personal to CIBC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Branch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Gas fill for 40.19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IB transfer from HK to IB Canada.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88951.16" calcext:value-type="float">
            <text:p>588951.1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share purchase @ 0.1 per share for 5.8 million shares.</text:p>
          </table:table-cell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string" calcext:value-type="string">
            <text:p>Gas fill for 5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0" calcext:value-type="date">
            <text:p>07/20/19</text:p>
          </table:table-cell>
          <table:table-cell office:value-type="string" calcext:value-type="string">
            <text:p>gas fill for 50.1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1" calcext:value-type="float">
            <text:p>-50.1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</table:table>
      <table:table table:name="630 Month end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11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11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CIBC</text:p>
          </table:table-cell>
          <table:table-cell table:number-columns-repeated="4"/>
          <table:table-cell table:style-name="ce11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1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1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4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5" table:default-cell-style-name="ce14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H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08:12:02.719616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7-21T08:12:27.093136069</dc:date>
    <meta:editing-duration>PT23H55M46S</meta:editing-duration>
    <meta:editing-cycles>78</meta:editing-cycles>
    <meta:generator>LibreOffice/6.0.7.3$Linux_X86_64 LibreOffice_project/00m0$Build-3</meta:generator>
    <meta:document-statistic meta:table-count="4" meta:cell-count="222" meta:object-count="0"/>
  </office:meta>
</office:document-meta>
</file>